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548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6" office:value-type="string">
            <text:p>Python</text:p>
          </table:table-cell>
          <table:table-cell table:number-columns-repeated="3" office:value-type="string">
            <text:p>lang</text:p>
          </table:table-cell>
          <table:table-cell table:number-columns-repeated="2" office:value-type="string">
            <text:p>DB</text:p>
          </table:table-cell>
        </table:table-row>
        <table:table-row table:style-name="ro1">
          <table:table-cell office:value-type="string">
            <text:p>SqlAlchemy</text:p>
          </table:table-cell>
          <table:table-cell office:value-type="string">
            <text:p>CherryPy</text:p>
          </table:table-cell>
          <table:table-cell office:value-type="string">
            <text:p>Matplotlib</text:p>
          </table:table-cell>
          <table:table-cell office:value-type="string">
            <text:p>SymPy</text:p>
          </table:table-cell>
          <table:table-cell office:value-type="string">
            <text:p>PIL</text:p>
          </table:table-cell>
          <table:table-cell office:value-type="string">
            <text:p>Tkinter</text:p>
          </table:table-cell>
          <table:table-cell office:value-type="string">
            <text:p>FORTRAN</text:p>
          </table:table-cell>
          <table:table-cell office:value-type="string">
            <text:p>C</text:p>
          </table:table-cell>
          <table:table-cell office:value-type="string">
            <text:p>Lua</text:p>
          </table:table-cell>
          <table:table-cell office:value-type="string">
            <text:p>MySQL</text:p>
          </table:table-cell>
          <table:table-cell office:value-type="string">
            <text:p>Mongo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0.5">
            <text:p>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0.5">
            <text:p>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office:value-type="float" office:value="0.1">
            <text:p>0.1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/>
          <table:table-cell office:value-type="float" office:value="0.1">
            <text:p>0.1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/>
          <table:table-cell office:value-type="float" office:value="0.1">
            <text:p>0.1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/>
          <table:table-cell office:value-type="float" office:value="0.1">
            <text:p>0.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10/21/2013</text:date>, <text:time>21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20:55:52.22</meta:creation-date>
    <meta:editing-duration>PT8M35S</meta:editing-duration>
    <meta:editing-cycles>2</meta:editing-cycles>
    <meta:generator>LibreOffice/3.4$Win32 LibreOffice_project/340m1$Build-302</meta:generator>
    <dc:date>2013-10-21T21:04:08.11</dc:date>
    <meta:document-statistic meta:table-count="3" meta:cell-count="59" meta:object-count="0"/>
  </office:meta>
</office:document-meta>
</file>